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pt" style:font-size-asian="8pt" style:font-size-complex="8pt"/>
    </style:style>
    <style:style style:name="P2" style:family="paragraph" style:parent-style-name="Standard">
      <style:paragraph-properties fo:margin-left="1.245cm" fo:margin-right="0cm" fo:text-indent="0cm" style:auto-text-indent="false"/>
      <style:text-properties style:font-name="Courier New" fo:font-size="8pt" style:font-size-asian="8pt" style:font-size-complex="8pt"/>
    </style:style>
    <style:style style:name="P3" style:family="paragraph" style:parent-style-name="Standard">
      <style:paragraph-properties fo:margin-left="1.245cm" fo:margin-right="0cm" fo:text-indent="0cm" style:auto-text-indent="false"/>
      <style:text-properties style:font-name="Courier New" fo:font-size="8pt" fo:font-style="normal" style:font-size-asian="8pt" style:font-style-asian="normal" style:font-size-complex="8pt" style:font-style-complex="normal"/>
    </style:style>
    <style:style style:name="P4" style:family="paragraph" style:parent-style-name="Standard" style:master-page-name="">
      <style:paragraph-properties fo:margin-left="1.245cm" fo:margin-right="0cm" fo:text-indent="0cm" style:auto-text-indent="false" style:page-number="auto" fo:keep-with-next="always"/>
      <style:text-properties style:font-name="Courier New" fo:font-size="8pt" style:font-size-asian="8pt" style:font-size-complex="8pt"/>
    </style:style>
    <style:style style:name="P5" style:family="paragraph" style:parent-style-name="Standard">
      <style:paragraph-properties fo:margin-left="2.491cm" fo:margin-right="0cm" fo:text-indent="0cm" style:auto-text-indent="false"/>
      <style:text-properties style:font-name="Courier New" fo:font-size="8pt" style:font-size-asian="8pt" style:font-size-complex="8pt"/>
    </style:style>
    <style:style style:name="P6" style:family="paragraph" style:parent-style-name="Standard">
      <style:paragraph-properties fo:margin-left="2.491cm" fo:margin-right="0cm" fo:text-indent="0cm" style:auto-text-indent="false"/>
      <style:text-properties style:font-name="Courier New" fo:font-size="8pt" fo:font-style="normal" style:font-size-asian="8pt" style:font-style-asian="normal" style:font-size-complex="8pt" style:font-style-complex="normal"/>
    </style:style>
    <style:style style:name="P7" style:family="paragraph" style:parent-style-name="Standard">
      <style:paragraph-properties fo:margin-left="3.736cm" fo:margin-right="0cm" fo:text-indent="0cm" style:auto-text-indent="false"/>
      <style:text-properties style:font-name="Courier New" fo:font-size="8pt" style:font-size-asian="8pt" style:font-size-complex="8pt"/>
    </style:style>
    <style:style style:name="P8" style:family="paragraph" style:parent-style-name="Text_20_body">
      <style:paragraph-properties fo:margin-top="0cm" fo:margin-bottom="0cm"/>
    </style:style>
    <style:style style:name="P9" style:family="paragraph" style:parent-style-name="Standard">
      <style:paragraph-properties fo:margin-left="4.981cm" fo:margin-right="0cm" fo:text-indent="0cm" style:auto-text-indent="false"/>
      <style:text-properties style:font-name="Courier New" fo:font-size="8pt" style:font-size-asian="8pt" style:font-size-complex="8pt"/>
    </style:style>
    <style:style style:name="P10" style:family="paragraph" style:parent-style-name="Standard">
      <style:paragraph-properties fo:margin-left="4.981cm" fo:margin-right="0cm" fo:text-indent="0cm" style:auto-text-indent="false"/>
      <style:text-properties style:font-name="Courier New" fo:font-size="8pt" fo:font-style="normal" style:font-size-asian="8pt" style:font-style-asian="normal" style:font-size-complex="8pt" style:font-style-complex="normal"/>
    </style:style>
    <style:style style:name="P11" style:family="paragraph" style:parent-style-name="Standard">
      <style:paragraph-properties fo:margin-left="6.227cm" fo:margin-right="0cm" fo:text-indent="0cm" style:auto-text-indent="false"/>
      <style:text-properties style:font-name="Courier New" fo:font-size="8pt" style:font-size-asian="8pt" style:font-size-complex="8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Courier New" fo:font-size="8pt" fo:font-style="normal" style:font-size-asian="8pt" style:font-style-asian="normal" style:font-size-complex="8pt" style:font-style-complex="normal"/>
    </style:style>
    <style:style style:name="P13" style:family="paragraph" style:parent-style-name="Standard">
      <style:paragraph-properties fo:margin-left="3.736cm" fo:margin-right="0cm" fo:text-indent="0cm" style:auto-text-indent="false"/>
      <style:text-properties style:font-name="Courier New" fo:font-size="8pt" style:font-size-asian="8pt" style:font-size-complex="8pt"/>
    </style:style>
    <style:style style:name="P14" style:family="paragraph" style:parent-style-name="Standard" style:master-page-name="">
      <style:paragraph-properties fo:margin-left="2.491cm" fo:margin-right="0cm" fo:text-indent="0cm" style:auto-text-indent="false" style:page-number="auto" fo:keep-with-next="always"/>
      <style:text-properties style:font-name="Courier New" fo:font-size="8pt" style:font-size-asian="8pt" style:font-size-complex="8pt"/>
    </style:style>
    <style:style style:name="P15" style:family="paragraph" style:parent-style-name="Heading_20_3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ourier New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ecifikation av webbtjänst för anmälningssystem:</text:h>
      <text:h text:style-name="Heading_20_3" text:outline-level="3">Hämta tillgängliga tävlingar</text:h>
      <text:p text:style-name="Standard">URL: ?</text:p>
      <text:p text:style-name="Standard">Metod: GET</text:p>
      <text:p text:style-name="Standard">Svar:</text:p>
      <text:p text:style-name="P1">[</text:p>
      <text:p text:style-name="P2">{</text:p>
      <text:p text:style-name="P5">"id": <text:span text:style-name="T1">&lt;competitionId:string&gt;</text:span>,</text:p>
      <text:p text:style-name="P5">"name": "SM 2019",</text:p>
      <text:p text:style-name="P5">"description": "SM i Fält, Precision och Militär Snabbmatch 2019",</text:p>
      <text:p text:style-name="P5">"status": <text:span text:style-name="T1">&lt;statusId&gt;</text:span></text:p>
      <text:p text:style-name="P2">},</text:p>
      <text:p text:style-name="P2">...</text:p>
      <text:p text:style-name="P1">]</text:p>
      <text:h text:style-name="Heading_20_3" text:outline-level="3">Hämta tävlingsinformation</text:h>
      <text:p text:style-name="Standard">URL: ?</text:p>
      <text:p text:style-name="Standard">Metod: GET</text:p>
      <text:p text:style-name="Standard">Parameter: <text:span text:style-name="T1">competitionId</text:span></text:p>
      <text:p text:style-name="Standard">Svar:</text:p>
      <text:p text:style-name="P1">{</text:p>
      <text:p text:style-name="P2">"id": <text:span text:style-name="T1">&lt;competitionId:string&gt;</text:span>,</text:p>
      <text:p text:style-name="P2">"name": "SM 2019",</text:p>
      <text:p text:style-name="P2">"description": "<text:span text:style-name="T1">SM i precision, fält och militär snabbmatch 2019</text:span>",</text:p>
      <text:p text:style-name="P2">ta"status": <text:span text:style-name="T1">&lt;statusId&gt;,</text:span></text:p>
      <text:p text:style-name="P2"/>
      <text:p text:style-name="P2">// List of possible divisions in a given event. This is often standardized, but many<text:line-break/>// events will have special requirements which can be implemented as a new set of<text:line-break/>// available divisions to choose from when registering.</text:p>
      <text:p text:style-name="P2">"divisionGroups": [</text:p>
      <text:p text:style-name="P5">{</text:p>
      <text:p text:style-name="P7">"id": <text:span text:style-name="T1">&lt;divisionId&gt;</text:span>,</text:p>
      <text:p text:style-name="P7">"description": "<text:span text:style-name="T1">SPSF Precision</text:span>",</text:p>
      <text:p text:style-name="P7">"divisions": ["<text:span text:style-name="T1">C</text:span>", "<text:span text:style-name="T1">B</text:span>", "<text:span text:style-name="T1">A</text:span>"]</text:p>
      <text:p text:style-name="P5">},</text:p>
      <text:p text:style-name="P5">{</text:p>
      <text:p text:style-name="P7">"id": <text:span text:style-name="T1">&lt;divisionId&gt;</text:span>,</text:p>
      <text:p text:style-name="P7">"description": "<text:span text:style-name="T1">SPSF Fält + MilSnabb</text:span>",</text:p>
      <text:p text:style-name="P7">"divisions": ["<text:span text:style-name="T1">C</text:span>", "<text:span text:style-name="T1">B</text:span>", "<text:span text:style-name="T1">A</text:span>", "<text:span text:style-name="T1">R</text:span>"]</text:p>
      <text:p text:style-name="P5">},</text:p>
      <text:p text:style-name="P5">{</text:p>
      <text:p text:style-name="P7">"id": <text:span text:style-name="T1">&lt;divisionId&gt;</text:span>,</text:p>
      <text:p text:style-name="P7">"description": "<text:span text:style-name="T1">SPSF Magnumfält</text:span>",</text:p>
      <text:p text:style-name="P7">"divisions": ["<text:span text:style-name="T1">M1</text:span>", "<text:span text:style-name="T1">M2</text:span>", "<text:span text:style-name="T1">M3</text:span>", "<text:span text:style-name="T1">M4</text:span>", "<text:span text:style-name="T1">M5</text:span>", "<text:span text:style-name="T1">M6</text:span>", "<text:span text:style-name="T1">M7</text:span>", "<text:span text:style-name="T1">M8</text:span>"]</text:p>
      <text:p text:style-name="P5">},</text:p>
      <text:p text:style-name="P5">{</text:p>
      <text:p text:style-name="P7">"id": <text:span text:style-name="T1">&lt;divisionId&gt;</text:span>,</text:p>
      <text:p text:style-name="P7">"description": "<text:span text:style-name="T1">PPC</text:span>",</text:p>
      <text:p text:style-name="P7">"divisions": ["<text:span text:style-name="T1">R1500</text:span>", "<text:span text:style-name="T1">P1500</text:span>", "<text:span text:style-name="T1">DistR</text:span>", "<text:span text:style-name="T1">DistP</text:span>", "<text:span text:style-name="T1">Open</text:span>", "<text:span text:style-name="T1">SR5</text:span>", "<text:span text:style-name="T1">SR4</text:span>", "<text:span text:style-name="T1">SR2,75</text:span>", "<text:span text:style-name="T1">SSA</text:span>"]</text:p>
      <text:p text:style-name="P5">},</text:p>
      <text:p text:style-name="P5">...</text:p>
      <text:p text:style-name="P2">],</text:p>
      <text:p text:style-name="P2"/>
      <text:p text:style-name="P2">// List of possible classes when registering for an event. This varies from<text:line-break/>// one competition to another.</text:p>
      <text:p text:style-name="P2">"classGroups": [</text:p>
      <text:p text:style-name="P5">{</text:p>
      <text:p text:style-name="P7">"id": <text:span text:style-name="T1">&lt;classId&gt;</text:span>,</text:p>
      <text:p text:style-name="P7">"description": "<text:span text:style-name="T1">SPSF standard</text:span>",</text:p>
      <text:p text:style-name="P7">"classes": ["<text:span text:style-name="T1">1</text:span>", "<text:span text:style-name="T1">2</text:span>", "<text:span text:style-name="T1">3</text:span>", "<text:span text:style-name="T1">Dam1</text:span>", "<text:span text:style-name="T1">Dam2</text:span>", "<text:span text:style-name="T1">Dam3</text:span>", "<text:span text:style-name="T1">Jun</text:span>", "<text:span text:style-name="T1">VetY/2</text:span>", "<text:span text:style-name="T1">VetY/3</text:span>", "<text:span text:style-name="T1">VetÄ/2</text:span>", "<text:span text:style-name="T1">VetÄ/3</text:span>"]</text:p>
      <text:p text:style-name="P5">},</text:p>
      <text:p text:style-name="P5">...</text:p>
      <text:p text:style-name="P2">],</text:p>
      <text:p text:style-name="P2"/>
      <text:p text:style-name="P4"><text:soft-page-break/>// List of events the user can register to participate in.</text:p>
      <text:p text:style-name="P4">"events": [</text:p>
      <text:p text:style-name="P14">{</text:p>
      <text:p text:style-name="P7">"id": <text:span text:style-name="T1">&lt;eventId&gt;</text:span>,</text:p>
      <text:p text:style-name="P7">"name": "<text:span text:style-name="T1">MilSnabb ÖpC</text:span>",</text:p>
      <text:p text:style-name="P7"/>
      <text:p text:style-name="P7">// Optional; if undefined class is not required for registration.</text:p>
      <text:p text:style-name="P7">"classes": <text:span text:style-name="T1">&lt;classId&gt;</text:span></text:p>
      <text:p text:style-name="P7"><text:span text:style-name="T1"/></text:p>
      <text:p text:style-name="P7">// Optional; if undefined division is not required for registration.</text:p>
      <text:p text:style-name="P7">"divisions": <text:span text:style-name="T1">&lt;divisionId&gt;</text:span>,</text:p>
      <text:p text:style-name="P7"/>
      <text:p text:style-name="P7">// How many times/slots a participant may register in this event.</text:p>
      <text:p text:style-name="P7">// Optional; if undefined it defaults to 1.</text:p>
      <text:p text:style-name="P7">"maxRegistrations": 1,</text:p>
      <text:p text:style-name="P7"/>
      <text:p text:style-name="P7">// List of slots and participants, retrieve list in separate call.</text:p>
      <text:p text:style-name="P7">// Optional; if undefined participation is yes/no rather than slot #/time.</text:p>
      <text:p text:style-name="P7">"schedule": <text:span text:style-name="T1">&lt;scheduleId&gt;</text:span>,</text:p>
      <text:p text:style-name="P5">},</text:p>
      <text:p text:style-name="P5">...</text:p>
      <text:p text:style-name="P2">],</text:p>
      <text:p text:style-name="P2"/>
      <text:p text:style-name="P2">// Optional; Grouping of events for organizational purpose. Will be used when<text:line-break/>// displaying events in the registration form. Does not affect rules or anything else.</text:p>
      <text:p text:style-name="P2">"eventGroups": [</text:p>
      <text:p text:style-name="P5">{</text:p>
      <text:p text:style-name="P7">"id": <text:span text:style-name="T1">&lt;eventGroupId&gt;</text:span>,</text:p>
      <text:p text:style-name="P7">"name": "<text:span text:style-name="T1">Onsdag</text:span>",</text:p>
      <text:p text:style-name="P7">"events": [<text:span text:style-name="T1">&lt;eventId&gt;</text:span>, <text:span text:style-name="T1">...</text:span>],</text:p>
      <text:p text:style-name="P7"/>
      <text:p text:style-name="P7">// Optional; used if one class applies to all events in the group</text:p>
      <text:p text:style-name="P7">"classes": <text:span text:style-name="T1">&lt;classGroupId&gt;</text:span></text:p>
      <text:p text:style-name="P5">},</text:p>
      <text:p text:style-name="P5">...</text:p>
      <text:p text:style-name="P2">],</text:p>
      <text:p text:style-name="P2"/>
      <text:p text:style-name="P2">// Optional; rules to enforce when registering for events.</text:p>
      <text:p text:style-name="P2">// More rule types may be developed in the future.</text:p>
      <text:p text:style-name="P2">"rules": [</text:p>
      <text:p text:style-name="P5"/>
      <text:p text:style-name="P5">{</text:p>
      <text:p text:style-name="P7">// Rule saying several events are mutually exclusive;</text:p>
      <text:p text:style-name="P7">// participants can only register for N of the listed events.</text:p>
      <text:p text:style-name="P7">"type": "event-mutex",</text:p>
      <text:p text:style-name="P7">"count": 2,</text:p>
      <text:p text:style-name="P7">"events": [<text:span text:style-name="T1">&lt;eventId&gt;</text:span>, <text:span text:style-name="T1">...</text:span>]</text:p>
      <text:p text:style-name="P5">},</text:p>
      <text:p text:style-name="P5">{</text:p>
      <text:p text:style-name="P7">// Rule saying several classes are mutually exclusive;</text:p>
      <text:p text:style-name="P7">// participants can only register for N of the listed classes.</text:p>
      <text:p text:style-name="P7">"type": "class-mutex",</text:p>
      <text:p text:style-name="P7">"count": 1,</text:p>
      <text:p text:style-name="P7">"events": [<text:span text:style-name="T1">&lt;classId&gt;</text:span>, <text:span text:style-name="T1">...</text:span>]</text:p>
      <text:p text:style-name="P5">},</text:p>
      <text:p text:style-name="P5">{</text:p>
      <text:p text:style-name="P7">// Rule saying only one entry may be made for each division;</text:p>
      <text:p text:style-name="P7">// participants can only register once in each division.</text:p>
      <text:p text:style-name="P7">"type": "division-unique"</text:p>
      <text:p text:style-name="P5">},</text:p>
      <text:p text:style-name="P5">...</text:p>
      <text:p text:style-name="P2">]</text:p>
      <text:p text:style-name="P1">}</text:p>
      <text:h text:style-name="Heading_20_3" text:outline-level="3"/>
      <text:h text:style-name="P15" text:outline-level="3">Registrera starter</text:h>
      <text:p text:style-name="Standard">URL: ?</text:p>
      <text:p text:style-name="Standard">Metod: POST</text:p>
      <text:p text:style-name="Standard">Format:</text:p>
      <text:p text:style-name="P1">{</text:p>
      <text:p text:style-name="P2">"competition": <text:span text:style-name="T1">&lt;competitionId:string&gt;,</text:span></text:p>
      <text:p text:style-name="P3">"contact": {</text:p>
      <text:p text:style-name="P6">"name": &lt;string&gt;,</text:p>
      <text:p text:style-name="P6">"organization": &lt;string&gt;</text:p>
      <text:p text:style-name="P6">"email": &lt;email&gt;</text:p>
      <text:p text:style-name="P3">},</text:p>
      <text:p text:style-name="P2">"registration": [</text:p>
      <text:p text:style-name="P5">{</text:p>
      <text:p text:style-name="P7">"participant": {</text:p>
      <text:p text:style-name="P9">"name": <text:span text:style-name="T1">"Patrik Manlig",</text:span></text:p>
      <text:p text:style-name="P10">"id", <text:span text:style-name="T1">"28283",</text:span></text:p>
      <text:p text:style-name="P10">"organization": "<text:span text:style-name="T1">Gävle PK</text:span>"</text:p>
      <text:p text:style-name="P7">},</text:p>
      <text:p text:style-name="P7">"entries": [</text:p>
      <text:p text:style-name="P9">{</text:p>
      <text:p text:style-name="P11">"event": <text:span text:style-name="T1">&lt;eventId&gt;,</text:span></text:p>
      <text:p text:style-name="P11">"slot": <text:span text:style-name="T1">&lt;slotId&gt;,</text:span><text:span text:style-name="T2"> // optional; see competition info</text:span></text:p>
      <text:p text:style-name="P11">"division": <text:span text:style-name="T1">&lt;divisionId&gt;,</text:span><text:span text:style-name="T2"> // optional; see competition info</text:span></text:p>
      <text:p text:style-name="P11">"class": <text:span text:style-name="T1">&lt;classId&gt;</text:span><text:span text:style-name="T2"> // optional; see competition info</text:span></text:p>
      <text:p text:style-name="P9">},</text:p>
      <text:p text:style-name="P9">...</text:p>
      <text:p text:style-name="P7">]</text:p>
      <text:p text:style-name="P5">},</text:p>
      <text:p text:style-name="P5">...</text:p>
      <text:p text:style-name="P2">]</text:p>
      <text:p text:style-name="P1">}</text:p>
      <text:p text:style-name="Standard">Svar:</text:p>
      <text:p text:style-name="P1">{</text:p>
      <text:p text:style-name="P2">"token": <text:span text:style-name="T1">&lt;XY65GHKJEV31MNQ87&gt;</text:span></text:p>
      <text:p text:style-name="P12">}</text:p>
      <text:h text:style-name="Heading_20_3" text:outline-level="3">Hämta information om starttider</text:h>
      <text:p text:style-name="P8">URL: ?</text:p>
      <text:p text:style-name="P8">Metod: GET</text:p>
      <text:p text:style-name="P8">Parameter: <text:span text:style-name="T1">scheduleId</text:span></text:p>
      <text:p text:style-name="P8">Svar:</text:p>
      <text:h text:style-name="Heading_20_3" text:outline-level="3">Administrera tillgängliga tävlingar</text:h>
      <text:p text:style-name="Standard">URL: ?</text:p>
      <text:h text:style-name="Heading_20_3" text:outline-level="3">Administrera vapengrupper</text:h>
      <text:p text:style-name="Standard">URL: ?</text:p>
      <text:h text:style-name="Heading_20_3" text:outline-level="3">Administrera klassindelning</text:h>
      <text:p text:style-name="Standard">URL: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49M36S</meta:editing-duration>
    <meta:editing-cycles>10</meta:editing-cycles>
    <meta:generator>OpenOffice/4.1.4$Win32 OpenOffice.org_project/414m5$Build-9788</meta:generator>
    <dc:date>2018-04-30T14:37:21.30</dc:date>
    <dc:creator>Patrik Manlig</dc:creator>
    <meta:document-statistic meta:table-count="0" meta:image-count="0" meta:object-count="0" meta:page-count="3" meta:paragraph-count="157" meta:word-count="545" meta:character-count="3614"/>
    <meta:user-defined meta:name="Info 1"/>
    <meta:user-defined meta:name="Info 2"/>
    <meta:user-defined meta:name="Info 3"/>
    <meta:user-defined meta:name="Info 4"/>
  </office:meta>
</office:document-meta>
</file>